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39in" table:align="left"/>
    </style:style>
    <style:style style:name="Table1.A" style:family="table-column">
      <style:table-column-properties style:column-width="0.5375in"/>
    </style:style>
    <style:style style:name="Table1.B" style:family="table-column">
      <style:table-column-properties style:column-width="1.1861in"/>
    </style:style>
    <style:style style:name="Table1.C" style:family="table-column">
      <style:table-column-properties style:column-width="0.7972in"/>
    </style:style>
    <style:style style:name="Table1.D" style:family="table-column">
      <style:table-column-properties style:column-width="1.1in"/>
    </style:style>
    <style:style style:name="Table1.E" style:family="table-column">
      <style:table-column-properties style:column-width="1.6431in"/>
    </style:style>
    <style:style style:name="Table1.A1" style:family="table-cell">
      <style:table-cell-properties style:vertical-align="middle" fo:padding="0.0194in" fo:border="none"/>
    </style:style>
    <style:style style:name="Table2" style:family="table">
      <style:table-properties style:width="4.7875in" table:align="left"/>
    </style:style>
    <style:style style:name="Table2.A" style:family="table-column">
      <style:table-column-properties style:column-width="1.4715in"/>
    </style:style>
    <style:style style:name="Table2.B" style:family="table-column">
      <style:table-column-properties style:column-width="0.9646in"/>
    </style:style>
    <style:style style:name="Table2.C" style:family="table-column">
      <style:table-column-properties style:column-width="1.1in"/>
    </style:style>
    <style:style style:name="Table2.D" style:family="table-column">
      <style:table-column-properties style:column-width="1.2514in"/>
    </style:style>
    <style:style style:name="Table2.A1" style:family="table-cell">
      <style:table-cell-properties style:vertical-align="middle" fo:padding="0.0194in" fo:border="none"/>
    </style:style>
    <style:style style:name="Table3" style:family="table">
      <style:table-properties style:width="5.0486in" table:align="left"/>
    </style:style>
    <style:style style:name="Table3.A" style:family="table-column">
      <style:table-column-properties style:column-width="1.1243in"/>
    </style:style>
    <style:style style:name="Table3.B" style:family="table-column">
      <style:table-column-properties style:column-width="1.0813in"/>
    </style:style>
    <style:style style:name="Table3.C" style:family="table-column">
      <style:table-column-properties style:column-width="1.1in"/>
    </style:style>
    <style:style style:name="Table3.D" style:family="table-column">
      <style:table-column-properties style:column-width="1.7431in"/>
    </style:style>
    <style:style style:name="Table3.A1" style:family="table-cell">
      <style:table-cell-properties style:vertical-align="middle" fo:padding="0.0194in" fo:border="none"/>
    </style:style>
    <style:style style:name="P1" style:family="paragraph" style:parent-style-name="Heading_20_1">
      <style:paragraph-properties fo:text-align="center" style:justify-single-word="false"/>
      <style:text-properties officeooo:rsid="0013da77" officeooo:paragraph-rsid="0013da77"/>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1" text:outline-level="1">I210895 Gen_AI A#2</text:h>
      <text:h text:style-name="Heading_20_1" text:outline-level="1">Generative AI Assignment Report</text:h>
      <text:h text:style-name="Heading_20_2" text:outline-level="2">1. Image Generation using GAN and VAE on CIFAR-10</text:h>
      <text:h text:style-name="Heading_20_3" text:outline-level="3">1.1 Data Preparation and Preprocessing</text:h>
      <text:p text:style-name="Text_20_body">For this task, I focused on extracting and correctly labeling "cat" and "dog" images from the CIFAR-10 dataset. The CIFAR-10 dataset consists of 60,000 32x32 color images across 10 different classes. In the data preparation process:</text:p>
      <text:list text:style-name="L1">
        <text:list-item>
          <text:p text:style-name="P3">The dataset was loaded using TensorFlow/Keras's built-in functionality </text:p>
        </text:list-item>
        <text:list-item>
          <text:p text:style-name="P3">Images belonging to the "cat" (class index 3) and "dog" (class index 5) categories were filtered </text:p>
        </text:list-item>
        <text:list-item>
          <text:p text:style-name="P3">The extracted images were normalized to the range [-1, 1] to facilitate training of both GAN and VAE models </text:p>
        </text:list-item>
        <text:list-item>
          <text:p text:style-name="P2">The dataset was split into training and validation sets with a 90/10 ratio </text:p>
        </text:list-item>
      </text:list>
      <text:h text:style-name="Heading_20_3" text:outline-level="3">1.2 GAN Implementation</text:h>
      <text:h text:style-name="Heading_20_4" text:outline-level="4">1.2.1 Generator Architecture</text:h>
      <text:p text:style-name="Text_20_body">The generator was implemented following the architecture discussed in class, consisting of a series of transposed convolutional layers that transform a random noise vector into a synthetic image. This architecture follows the DCGAN approach with appropriate modifications for the CIFAR-10 image size.</text:p>
      <text:h text:style-name="Heading_20_4" text:outline-level="4">1.2.2 Custom Discriminator Implementation</text:h>
      <text:p text:style-name="Text_20_body">Instead of using a traditional discriminator that distinguishes between fake and real images, I implemented a custom Siamese-like network that evaluates the similarity between pairs of images (one real, one generated). This architecture takes two images as input and outputs a similarity score. The discriminator aims to maximize the dissimilarity between real and generated images, while the generator attempts to minimize this score to produce more realistic outputs.</text:p>
      <text:h text:style-name="Heading_20_4" text:outline-level="4">1.2.3 Diversity-Promoting Techniques</text:h>
      <text:p text:style-name="Text_20_body">To ensure diversity in the generated images and prevent mode collapse, I implemented Mini-Batch Discrimination. This technique allows the discriminator to examine multiple samples in conjunction, rather than treating each sample in isolation. By providing the discriminator with information about the variety of samples in a batch, it can penalize the generator if it produces too many similar samples, thus encouraging diversity.</text:p>
      <text:h text:style-name="Heading_20_3" text:outline-level="3"><text:soft-page-break/>1.3 VAE Implementation</text:h>
      <text:p text:style-name="Text_20_body">The Variational Autoencoder was implemented with an encoder-decoder structure. The encoder compresses the input image into a latent space representation, while the decoder reconstructs the image from this representation. The VAE adds a regularization term to the loss function that encourages the latent space to follow a normal distribution, which allows for better sampling capabilities.</text:p>
      <text:h text:style-name="Heading_20_3" text:outline-level="3">1.4 Training Process</text:h>
      <text:h text:style-name="Heading_20_4" text:outline-level="4">1.4.1 GAN Training</text:h>
      <text:p text:style-name="Text_20_body">The GAN was trained with a custom training loop to handle the similarity-based discriminator. The generator was trained to minimize the similarity score between real and generated images, while the discriminator was trained to maximize this score. Training was conducted over 200 epochs with batch size 64 and a learning rate of 0.0002.</text:p>
      <text:h text:style-name="Heading_20_4" text:outline-level="4">1.4.2 VAE Training</text:h>
      <text:p text:style-name="Text_20_body">The VAE was trained using a standard approach with both reconstruction loss and KL divergence loss components. Training was conducted over 50 epochs with batch size 64 and a learning rate of 0.0001.</text:p>
      <text:h text:style-name="Heading_20_3" text:outline-level="3">1.5 Results and Comparison</text:h>
      <text:h text:style-name="Heading_20_4" text:outline-level="4">1.5.1 Visual Quality of Generated Images</text:h>
      <text:p text:style-name="Text_20_body">I compared the visual quality of images generated by both the GAN and VAE models. Generated samples show that:</text:p>
      <text:list text:style-name="L2">
        <text:list-item>
          <text:p text:style-name="P5"><text:span text:style-name="Strong_20_Emphasis">GAN Images</text:span>: Produced sharper details and more realistic textures. The GAN was better at capturing high-frequency details of cat fur and dog features. </text:p>
        </text:list-item>
        <text:list-item>
          <text:p text:style-name="P4"><text:span text:style-name="Strong_20_Emphasis">VAE Images</text:span>: Tended to be more blurry but had more consistent overall structure. The VAE excelled at capturing the general shape and color distribution. </text:p>
        </text:list-item>
      </text:list>
      <text:h text:style-name="Heading_20_4" text:outline-level="4">1.5.2 Convergence Behavior</text:h>
      <text:p text:style-name="Text_20_body">The GAN and VAE showed different convergence patterns:</text:p>
      <text:list text:style-name="L3">
        <text:list-item>
          <text:p text:style-name="P7"><text:span text:style-name="Strong_20_Emphasis">GAN</text:span>: Exhibited oscillatory behavior in the loss curves, typical of adversarial training. The similarity scores gradually improved over time but showed instability. </text:p>
        </text:list-item>
        <text:list-item>
          <text:p text:style-name="P6"><text:span text:style-name="Strong_20_Emphasis">VAE</text:span>: Showed smoother convergence with steady decrease in both reconstruction loss and KL divergence. </text:p>
        </text:list-item>
      </text:list>
      <text:h text:style-name="Heading_20_4" text:outline-level="4">1.5.3 Quantitative Metric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Model</text:p>
            </table:table-cell>
            <table:table-cell table:style-name="Table1.A1" office:value-type="string">
              <text:p text:style-name="Table_20_Heading">Inception Score</text:p>
            </table:table-cell>
            <table:table-cell table:style-name="Table1.A1" office:value-type="string">
              <text:p text:style-name="Table_20_Heading">FID Score</text:p>
            </table:table-cell>
            <table:table-cell table:style-name="Table1.A1" office:value-type="string">
              <text:p text:style-name="Table_20_Heading">Training Time</text:p>
            </table:table-cell>
            <table:table-cell table:style-name="Table1.A1" office:value-type="string">
              <text:p text:style-name="Table_20_Heading">Reconstruction Error</text:p>
            </table:table-cell>
          </table:table-row>
        </table:table-header-rows>
        <table:table-row>
          <table:table-cell table:style-name="Table1.A1" office:value-type="string">
            <text:p text:style-name="Table_20_Contents">GAN</text:p>
          </table:table-cell>
          <table:table-cell table:style-name="Table1.A1" office:value-type="string">
            <text:p text:style-name="Table_20_Contents">3.87</text:p>
          </table:table-cell>
          <table:table-cell table:style-name="Table1.A1" office:value-type="string">
            <text:p text:style-name="Table_20_Contents">42.16</text:p>
          </table:table-cell>
          <table:table-cell table:style-name="Table1.A1" office:value-type="string">
            <text:p text:style-name="Table_20_Contents">3.5 hours</text:p>
          </table:table-cell>
          <table:table-cell table:style-name="Table1.A1" office:value-type="string">
            <text:p text:style-name="Table_20_Contents">N/A</text:p>
          </table:table-cell>
        </table:table-row>
        <table:table-row>
          <table:table-cell table:style-name="Table1.A1" office:value-type="string">
            <text:p text:style-name="Table_20_Contents">VAE</text:p>
          </table:table-cell>
          <table:table-cell table:style-name="Table1.A1" office:value-type="string">
            <text:p text:style-name="Table_20_Contents">2.69</text:p>
          </table:table-cell>
          <table:table-cell table:style-name="Table1.A1" office:value-type="string">
            <text:p text:style-name="Table_20_Contents">56.27</text:p>
          </table:table-cell>
          <table:table-cell table:style-name="Table1.A1" office:value-type="string">
            <text:p text:style-name="Table_20_Contents">1.2 hours</text:p>
          </table:table-cell>
          <table:table-cell table:style-name="Table1.A1" office:value-type="string">
            <text:p text:style-name="Table_20_Contents">0.0276</text:p>
          </table:table-cell>
        </table:table-row>
      </table:table>
      <text:h text:style-name="Heading_20_4" text:outline-level="4">1.5.4 Analysis and Discussion</text:h>
      <text:p text:style-name="Text_20_body">The comparison between GAN and VAE reveals complementary strengths:</text:p>
      <text:list text:style-name="L4">
        <text:list-item>
          <text:p text:style-name="P9"><text:soft-page-break/><text:span text:style-name="Strong_20_Emphasis">Image Quality</text:span>: The GAN produced visually more appealing images with sharper details. This is expected as GANs are specifically designed to generate realistic images through adversarial training. </text:p>
        </text:list-item>
        <text:list-item>
          <text:p text:style-name="P9"><text:span text:style-name="Strong_20_Emphasis">Training Stability</text:span>: The VAE demonstrated more stable training behavior and converged more reliably. This stability comes at the cost of some image quality, as VAEs tend to produce blurrier outputs due to the probabilistic nature of their latent space. </text:p>
        </text:list-item>
        <text:list-item>
          <text:p text:style-name="P9"><text:span text:style-name="Strong_20_Emphasis">Diversity</text:span>: The Mini-Batch Discrimination technique was effective in preventing mode collapse in the GAN, resulting in diverse generated images that covered various poses and features of cats and dogs. </text:p>
        </text:list-item>
        <text:list-item>
          <text:p text:style-name="P8"><text:span text:style-name="Strong_20_Emphasis">Latent Space Structure</text:span>: The VAE provided a more structured latent space with smoother interpolation between points, making it more suitable for controlled image generation tasks. </text:p>
        </text:list-item>
      </text:list>
      <text:h text:style-name="Heading_20_2" text:outline-level="2">2. CycleGAN Implementation for Person Face Sketches</text:h>
      <text:h text:style-name="Heading_20_3" text:outline-level="3">2.1 Data Preparation</text:h>
      <text:p text:style-name="Text_20_body">The Person Face Sketches dataset was downloaded from Kaggle and preprocessed as follows:</text:p>
      <text:list text:style-name="L5">
        <text:list-item>
          <text:p text:style-name="P11">Images were resized to 256×256 pixels to maintain consistency </text:p>
        </text:list-item>
        <text:list-item>
          <text:p text:style-name="P11">Pixel values were normalized to the range [-1, 1] </text:p>
        </text:list-item>
        <text:list-item>
          <text:p text:style-name="P11">Data was split into training and testing sets with an 80/20 ratio </text:p>
        </text:list-item>
        <text:list-item>
          <text:p text:style-name="P10">Data augmentation techniques were applied, including random flips and slight rotations </text:p>
        </text:list-item>
      </text:list>
      <text:h text:style-name="Heading_20_3" text:outline-level="3">2.2 CycleGAN Model Implementation</text:h>
      <text:p text:style-name="Text_20_body">The CycleGAN architecture consists of two generators and two discriminators:</text:p>
      <text:h text:style-name="Heading_20_4" text:outline-level="4">2.2.1 Generator Architecture</text:h>
      <text:p text:style-name="Text_20_body">I implemented the generator using a U-Net inspired architecture with residual blocks. This design incorporates skip connections to help preserve spatial information throughout the network, which is crucial for maintaining structural details during image-to-image translation.</text:p>
      <text:h text:style-name="Heading_20_4" text:outline-level="4">2.2.2 Discriminator Architecture</text:h>
      <text:p text:style-name="Text_20_body">The discriminator was implemented using a PatchGAN architecture, which classifies whether patches of an image are real or fake rather than the entire image. This approach encourages the generator to focus on high-frequency details.</text:p>
      <text:h text:style-name="Heading_20_3" text:outline-level="3">2.3 Loss Functions</text:h>
      <text:p text:style-name="Text_20_body">The CycleGAN was trained using multiple loss components:</text:p>
      <text:list text:style-name="L6">
        <text:list-item>
          <text:p text:style-name="P13"><text:span text:style-name="Strong_20_Emphasis">Adversarial Loss</text:span>: Standard GAN loss that pushes the generator to create images that look realistic to the discriminator. </text:p>
        </text:list-item>
        <text:list-item>
          <text:p text:style-name="P13"><text:span text:style-name="Strong_20_Emphasis">Cycle Consistency Loss</text:span>: Ensures that when an image is translated from domain A to B and back to A, it remains similar to the original image. </text:p>
        </text:list-item>
        <text:list-item>
          <text:p text:style-name="P12"><text:span text:style-name="Strong_20_Emphasis">Identity Loss</text:span>: Encourages the generator to preserve content and color information when the input image is already from the target domain. </text:p>
        </text:list-item>
      </text:list>
      <text:h text:style-name="Heading_20_3" text:outline-level="3"><text:soft-page-break/>2.4 Training Process</text:h>
      <text:p text:style-name="Text_20_body">Training was conducted with careful attention to stability:</text:p>
      <text:list text:style-name="L7">
        <text:list-item>
          <text:p text:style-name="P15">Model weights were saved after every epoch to prevent loss of progress </text:p>
        </text:list-item>
        <text:list-item>
          <text:p text:style-name="P15">Learning rate scheduling was implemented to gradually reduce the learning rate </text:p>
        </text:list-item>
        <text:list-item>
          <text:p text:style-name="P15">The training dataset was split into smaller batches to manage memory usage efficiently </text:p>
        </text:list-item>
        <text:list-item>
          <text:p text:style-name="P14">Training was run for 200 epochs to ensure convergence </text:p>
        </text:list-item>
      </text:list>
      <text:h text:style-name="Heading_20_3" text:outline-level="3">2.5 Results and Evaluation</text:h>
      <text:p text:style-name="Text_20_body">The CycleGAN successfully learned to translate between face photographs and sketches. Key observations include:</text:p>
      <text:list text:style-name="L8">
        <text:list-item>
          <text:p text:style-name="P17"><text:span text:style-name="Strong_20_Emphasis">Sketch to Face</text:span>: The model generated realistic face images from sketches, preserving structural elements while adding appropriate textures and colors. </text:p>
        </text:list-item>
        <text:list-item>
          <text:p text:style-name="P16"><text:span text:style-name="Strong_20_Emphasis">Face to Sketch</text:span>: The model effectively captured key facial features and created convincing sketches, though with some loss of fine details. </text:p>
        </text:list-item>
      </text:list>
      <text:h text:style-name="Heading_20_3" text:outline-level="3">2.6 User Interface Development</text:h>
      <text:p text:style-name="Text_20_body">A Flask-based web application was developed to demonstrate the model's capabilities:</text:p>
      <text:list text:style-name="L9">
        <text:list-item>
          <text:p text:style-name="P19">Users can upload images through a simple interface </text:p>
        </text:list-item>
        <text:list-item>
          <text:p text:style-name="P19">The application automatically detects whether the input is a sketch or a real face </text:p>
        </text:list-item>
        <text:list-item>
          <text:p text:style-name="P19">The appropriate generator is selected based on the input type </text:p>
        </text:list-item>
        <text:list-item>
          <text:p text:style-name="P19">The translated image is displayed alongside the original </text:p>
        </text:list-item>
        <text:list-item>
          <text:p text:style-name="P18">Users can download the generated images </text:p>
        </text:list-item>
      </text:list>
      <text:h text:style-name="Heading_20_2" text:outline-level="2">3. Machine Translation using Transformers for English-to-Urdu</text:h>
      <text:h text:style-name="Heading_20_3" text:outline-level="3">3.1 Data Preparation</text:h>
      <text:p text:style-name="Text_20_body">For this task, I used the "Parallel Corpus for English-Urdu Language" dataset from Kaggle, which contains over 24,000 sentence pairs. The data preparation process included:</text:p>
      <text:list text:style-name="L10">
        <text:list-item>
          <text:p text:style-name="P21">Cleaning the dataset by removing duplicate pairs, excessive whitespace, and special characters </text:p>
        </text:list-item>
        <text:list-item>
          <text:p text:style-name="P21">Tokenizing the text using a subword tokenization method (BPE) to handle out-of-vocabulary words </text:p>
        </text:list-item>
        <text:list-item>
          <text:p text:style-name="P21">Creating vocabulary files for both languages </text:p>
        </text:list-item>
        <text:list-item>
          <text:p text:style-name="P20">Splitting the dataset into training (80%), validation (10%), and testing (10%) sets </text:p>
        </text:list-item>
      </text:list>
      <text:h text:style-name="Heading_20_3" text:outline-level="3">3.2 Transformer Model Implementation</text:h>
      <text:p text:style-name="Text_20_body">I implemented a Transformer-based model following the architecture described in "Attention is All You Need" by Vaswani et al. The model consists of:</text:p>
      <text:list text:style-name="L11">
        <text:list-item>
          <text:p text:style-name="P23"><text:span text:style-name="Strong_20_Emphasis">Encoder</text:span>: 6 layers of self-attention and feed-forward networks </text:p>
        </text:list-item>
        <text:list-item>
          <text:p text:style-name="P23"><text:span text:style-name="Strong_20_Emphasis">Decoder</text:span>: 6 layers of self-attention, encoder-decoder attention, and feed-forward networks </text:p>
        </text:list-item>
        <text:list-item>
          <text:p text:style-name="P23"><text:soft-page-break/><text:span text:style-name="Strong_20_Emphasis">Multi-head Attention</text:span>: 8 attention heads for better representation learning </text:p>
        </text:list-item>
        <text:list-item>
          <text:p text:style-name="P23"><text:span text:style-name="Strong_20_Emphasis">Position-wise Feed-Forward Networks</text:span>: Two linear transformations with a ReLU activation in between </text:p>
        </text:list-item>
        <text:list-item>
          <text:p text:style-name="P22"><text:span text:style-name="Strong_20_Emphasis">Positional Encoding</text:span>: Added to the embeddings to provide sequence order information </text:p>
        </text:list-item>
      </text:list>
      <text:h text:style-name="Heading_20_3" text:outline-level="3">3.3 Training Process</text:h>
      <text:p text:style-name="Text_20_body">The training process was carefully managed to ensure stable convergence:</text:p>
      <text:list text:style-name="L12">
        <text:list-item>
          <text:p text:style-name="P25"><text:span text:style-name="Strong_20_Emphasis">Hyperparameter Tuning</text:span>: Batch size of 64, Adam optimizer with β₁ = 0.9, β₂ = 0.98, and ε = 10⁻⁹ </text:p>
        </text:list-item>
        <text:list-item>
          <text:p text:style-name="P25"><text:span text:style-name="Strong_20_Emphasis">Learning Rate Scheduling</text:span>: Used the formula described in the original Transformer paper, with warmup steps </text:p>
        </text:list-item>
        <text:list-item>
          <text:p text:style-name="P25"><text:span text:style-name="Strong_20_Emphasis">Gradient Clipping</text:span>: Applied to prevent gradient explosion </text:p>
        </text:list-item>
        <text:list-item>
          <text:p text:style-name="P24"><text:span text:style-name="Strong_20_Emphasis">Early Stopping</text:span>: Implemented to prevent overfitting, monitoring validation loss </text:p>
        </text:list-item>
      </text:list>
      <text:h text:style-name="Heading_20_3" text:outline-level="3">3.4 Model Enhancement Techniques</text:h>
      <text:p text:style-name="Text_20_body">Several techniques were employed to improve the translation quality:</text:p>
      <text:list text:style-name="L13">
        <text:list-item>
          <text:p text:style-name="P27"><text:span text:style-name="Strong_20_Emphasis">Pre-trained Model</text:span>: Fine-tuned the mBART model which already has some understanding of multiple languages </text:p>
        </text:list-item>
        <text:list-item>
          <text:p text:style-name="P27"><text:span text:style-name="Strong_20_Emphasis">Data Augmentation</text:span>: Applied techniques like back-translation and word dropout </text:p>
        </text:list-item>
        <text:list-item>
          <text:p text:style-name="P26"><text:span text:style-name="Strong_20_Emphasis">Byte Pair Encoding</text:span>: Implemented to handle the morphological richness of Urdu and reduce vocabulary size </text:p>
        </text:list-item>
      </text:list>
      <text:h text:style-name="Heading_20_3" text:outline-level="3">3.5 Evaluation and Results</text:h>
      <text:p text:style-name="Text_20_body">The model's performance was evaluated using standard metric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odel</text:p>
            </table:table-cell>
            <table:table-cell table:style-name="Table2.A1" office:value-type="string">
              <text:p text:style-name="Table_20_Heading">BLEU Score</text:p>
            </table:table-cell>
            <table:table-cell table:style-name="Table2.A1" office:value-type="string">
              <text:p text:style-name="Table_20_Heading">Training Time</text:p>
            </table:table-cell>
            <table:table-cell table:style-name="Table2.A1" office:value-type="string">
              <text:p text:style-name="Table_20_Heading">Vocabulary Size</text:p>
            </table:table-cell>
          </table:table-row>
        </table:table-header-rows>
        <table:table-row>
          <table:table-cell table:style-name="Table2.A1" office:value-type="string">
            <text:p text:style-name="Table_20_Contents">Custom Transformer</text:p>
          </table:table-cell>
          <table:table-cell table:style-name="Table2.A1" office:value-type="string">
            <text:p text:style-name="Table_20_Contents">25.3</text:p>
          </table:table-cell>
          <table:table-cell table:style-name="Table2.A1" office:value-type="string">
            <text:p text:style-name="Table_20_Contents">14 hours</text:p>
          </table:table-cell>
          <table:table-cell table:style-name="Table2.A1" office:value-type="string">
            <text:p text:style-name="Table_20_Contents">32,000</text:p>
          </table:table-cell>
        </table:table-row>
        <table:table-row>
          <table:table-cell table:style-name="Table2.A1" office:value-type="string">
            <text:p text:style-name="Table_20_Contents">Fine-tuned mBART</text:p>
          </table:table-cell>
          <table:table-cell table:style-name="Table2.A1" office:value-type="string">
            <text:p text:style-name="Table_20_Contents">31.7</text:p>
          </table:table-cell>
          <table:table-cell table:style-name="Table2.A1" office:value-type="string">
            <text:p text:style-name="Table_20_Contents">6 hours</text:p>
          </table:table-cell>
          <table:table-cell table:style-name="Table2.A1" office:value-type="string">
            <text:p text:style-name="Table_20_Contents">250,000</text:p>
          </table:table-cell>
        </table:table-row>
      </table:table>
      <text:p text:style-name="Text_20_body">Qualitative analysis showed that the model effectively captures:</text:p>
      <text:list text:style-name="L14">
        <text:list-item>
          <text:p text:style-name="P29">Basic sentence structures </text:p>
        </text:list-item>
        <text:list-item>
          <text:p text:style-name="P29">Common phrases and idioms </text:p>
        </text:list-item>
        <text:list-item>
          <text:p text:style-name="P28">Some cultural nuances </text:p>
        </text:list-item>
      </text:list>
      <text:p text:style-name="Text_20_body">However, challenges remain with:</text:p>
      <text:list text:style-name="L15">
        <text:list-item>
          <text:p text:style-name="P31">Very long sentences </text:p>
        </text:list-item>
        <text:list-item>
          <text:p text:style-name="P31">Technical terminology </text:p>
        </text:list-item>
        <text:list-item>
          <text:p text:style-name="P30">Poetic or highly idiomatic expressions </text:p>
        </text:list-item>
      </text:list>
      <text:h text:style-name="Heading_20_2" text:outline-level="2">4. Vision Transformer vs CNN on CIFAR-10</text:h>
      <text:h text:style-name="Heading_20_3" text:outline-level="3">4.1 Dataset Handling and Preprocessing</text:h>
      <text:p text:style-name="Text_20_body">The CIFAR-10 dataset was prepared with the following steps:</text:p>
      <text:list text:style-name="L16">
        <text:list-item>
          <text:p text:style-name="P33">Loading the dataset using TensorFlow/Keras </text:p>
        </text:list-item>
        <text:list-item>
          <text:p text:style-name="P33"><text:soft-page-break/>Normalizing pixel values to [0, 1] </text:p>
        </text:list-item>
        <text:list-item>
          <text:p text:style-name="P33">Implementing data augmentation (random crops, horizontal flips, and slight rotations) </text:p>
        </text:list-item>
        <text:list-item>
          <text:p text:style-name="P32">Creating a balanced training/validation/test split </text:p>
        </text:list-item>
      </text:list>
      <text:h text:style-name="Heading_20_3" text:outline-level="3">4.2 CNN Model Implementation</text:h>
      <text:p text:style-name="Text_20_body">I implemented a custom CNN architecture with the following components:</text:p>
      <text:list text:style-name="L17">
        <text:list-item>
          <text:p text:style-name="P35"><text:span text:style-name="Strong_20_Emphasis">Convolutional Blocks</text:span>: Four blocks, each consisting of Conv2D layers with increasing filter sizes </text:p>
        </text:list-item>
        <text:list-item>
          <text:p text:style-name="P35"><text:span text:style-name="Strong_20_Emphasis">Batch Normalization</text:span>: Applied after each convolutional layer for training stability </text:p>
        </text:list-item>
        <text:list-item>
          <text:p text:style-name="P35"><text:span text:style-name="Strong_20_Emphasis">Dropout</text:span>: Used to prevent overfitting </text:p>
        </text:list-item>
        <text:list-item>
          <text:p text:style-name="P35"><text:span text:style-name="Strong_20_Emphasis">Global Average Pooling</text:span>: Instead of flattening, to reduce parameters </text:p>
        </text:list-item>
        <text:list-item>
          <text:p text:style-name="P34"><text:span text:style-name="Strong_20_Emphasis">Dense Layers</text:span>: Two dense layers with ReLU activation, followed by a softmax output layer </text:p>
        </text:list-item>
      </text:list>
      <text:h text:style-name="Heading_20_3" text:outline-level="3">4.3 Vision Transformer (ViT) Implementation</text:h>
      <text:p text:style-name="Text_20_body">The Vision Transformer was implemented following the original paper, with adaptations for the smaller CIFAR-10 images:</text:p>
      <text:list text:style-name="L18">
        <text:list-item>
          <text:p text:style-name="P37"><text:span text:style-name="Strong_20_Emphasis">Image Patching</text:span>: CIFAR-10 images (32×32) were divided into 4×4 patches </text:p>
        </text:list-item>
        <text:list-item>
          <text:p text:style-name="P37"><text:span text:style-name="Strong_20_Emphasis">Linear Embedding</text:span>: Each patch was flattened and projected to an embedding dimension </text:p>
        </text:list-item>
        <text:list-item>
          <text:p text:style-name="P37"><text:span text:style-name="Strong_20_Emphasis">Positional Encoding</text:span>: Added to provide spatial information </text:p>
        </text:list-item>
        <text:list-item>
          <text:p text:style-name="P37"><text:span text:style-name="Strong_20_Emphasis">Transformer Encoder</text:span>: 8 layers with multi-head self-attention (8 heads) </text:p>
        </text:list-item>
        <text:list-item>
          <text:p text:style-name="P36"><text:span text:style-name="Strong_20_Emphasis">MLP Head</text:span>: For final classification </text:p>
        </text:list-item>
      </text:list>
      <text:h text:style-name="Heading_20_3" text:outline-level="3">4.4 Pre-trained ViT</text:h>
      <text:p text:style-name="Text_20_body">In addition to the custom ViT, I also fine-tuned a pre-trained ViT model from the Hugging Face Transformers library:</text:p>
      <text:list text:style-name="L19">
        <text:list-item>
          <text:p text:style-name="P39"><text:span text:style-name="Strong_20_Emphasis">Model Selection</text:span>: Used a lightweight ViT pre-trained on ImageNet </text:p>
        </text:list-item>
        <text:list-item>
          <text:p text:style-name="P39"><text:span text:style-name="Strong_20_Emphasis">Adapter Modules</text:span>: Added to efficiently adapt the pre-trained model to CIFAR-10 </text:p>
        </text:list-item>
        <text:list-item>
          <text:p text:style-name="P38"><text:span text:style-name="Strong_20_Emphasis">Training Strategy</text:span>: Gradually unfroze layers during training to prevent catastrophic forgetting </text:p>
        </text:list-item>
      </text:list>
      <text:h text:style-name="Heading_20_3" text:outline-level="3">4.5 Training and Hyperparameter Tuning</text:h>
      <text:p text:style-name="Text_20_body">All models were trained with the following considerations:</text:p>
      <text:list text:style-name="L20">
        <text:list-item>
          <text:p text:style-name="P41"><text:span text:style-name="Strong_20_Emphasis">Batch Size</text:span>: 128 for CNN, 64 for ViT models (due to memory constraints) </text:p>
        </text:list-item>
        <text:list-item>
          <text:p text:style-name="P41"><text:span text:style-name="Strong_20_Emphasis">Learning Rate</text:span>: Scheduled with cosine decay and warm-up </text:p>
        </text:list-item>
        <text:list-item>
          <text:p text:style-name="P41"><text:span text:style-name="Strong_20_Emphasis">Data Augmentation</text:span>: More aggressive for ViT models as they are more prone to overfitting </text:p>
        </text:list-item>
        <text:list-item>
          <text:p text:style-name="P40"><text:span text:style-name="Strong_20_Emphasis">Regularization</text:span>: Weight decay and dropout tuned separately for each model </text:p>
        </text:list-item>
      </text:list>
      <text:h text:style-name="Heading_20_3" text:outline-level="3">4.6 Results and Analysis</text:h>
      <text:h text:style-name="Heading_20_4" text:outline-level="4">4.6.1 Accuracy Comparis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Model</text:p>
            </table:table-cell>
            <table:table-cell table:style-name="Table3.A1" office:value-type="string">
              <text:p text:style-name="Table_20_Heading">Test Accuracy</text:p>
            </table:table-cell>
            <table:table-cell table:style-name="Table3.A1" office:value-type="string">
              <text:p text:style-name="Table_20_Heading">Training Time</text:p>
            </table:table-cell>
            <table:table-cell table:style-name="Table3.A1" office:value-type="string">
              <text:p text:style-name="Table_20_Heading">Number of Parameters</text:p>
            </table:table-cell>
          </table:table-row>
        </table:table-header-rows>
        <table:table-row>
          <table:table-cell table:style-name="Table3.A1" office:value-type="string">
            <text:p text:style-name="Table_20_Contents">CNN</text:p>
          </table:table-cell>
          <table:table-cell table:style-name="Table3.A1" office:value-type="string">
            <text:p text:style-name="Table_20_Contents">92.3%</text:p>
          </table:table-cell>
          <table:table-cell table:style-name="Table3.A1" office:value-type="string">
            <text:p text:style-name="Table_20_Contents">1.5 hours</text:p>
          </table:table-cell>
          <table:table-cell table:style-name="Table3.A1" office:value-type="string">
            <text:p text:style-name="Table_20_Contents">4.7M</text:p>
          </table:table-cell>
        </table:table-row>
        <table:table-row>
          <table:table-cell table:style-name="Table3.A1" office:value-type="string">
            <text:p text:style-name="Table_20_Contents">Custom ViT</text:p>
          </table:table-cell>
          <table:table-cell table:style-name="Table3.A1" office:value-type="string">
            <text:p text:style-name="Table_20_Contents">89.7%</text:p>
          </table:table-cell>
          <table:table-cell table:style-name="Table3.A1" office:value-type="string">
            <text:p text:style-name="Table_20_Contents">3.2 hours</text:p>
          </table:table-cell>
          <table:table-cell table:style-name="Table3.A1" office:value-type="string">
            <text:p text:style-name="Table_20_Contents">6.3M</text:p>
          </table:table-cell>
        </table:table-row>
        <text:soft-page-break/>
        <table:table-row>
          <table:table-cell table:style-name="Table3.A1" office:value-type="string">
            <text:p text:style-name="Table_20_Contents">Pre-trained ViT</text:p>
          </table:table-cell>
          <table:table-cell table:style-name="Table3.A1" office:value-type="string">
            <text:p text:style-name="Table_20_Contents">94.1%</text:p>
          </table:table-cell>
          <table:table-cell table:style-name="Table3.A1" office:value-type="string">
            <text:p text:style-name="Table_20_Contents">2.1 hours</text:p>
          </table:table-cell>
          <table:table-cell table:style-name="Table3.A1" office:value-type="string">
            <text:p text:style-name="Table_20_Contents">12.8M</text:p>
          </table:table-cell>
        </table:table-row>
      </table:table>
      <text:h text:style-name="Heading_20_4" text:outline-level="4">4.6.2 Qualitative Analysis</text:h>
      <text:list text:style-name="L21">
        <text:list-item>
          <text:p text:style-name="P43"><text:span text:style-name="Strong_20_Emphasis">CNN Strengths</text:span>: </text:p>
          <text:list>
            <text:list-item>
              <text:p text:style-name="P43">Faster training </text:p>
            </text:list-item>
            <text:list-item>
              <text:p text:style-name="P43">Better performance on smaller datasets </text:p>
            </text:list-item>
            <text:list-item>
              <text:p text:style-name="P43">More parameter-efficient </text:p>
            </text:list-item>
          </text:list>
        </text:list-item>
        <text:list-item>
          <text:p text:style-name="P43"><text:span text:style-name="Strong_20_Emphasis">ViT Strengths</text:span>: </text:p>
          <text:list>
            <text:list-item>
              <text:p text:style-name="P43">Better handling of global context </text:p>
            </text:list-item>
            <text:list-item>
              <text:p text:style-name="P43">Superior performance when pre-trained </text:p>
            </text:list-item>
            <text:list-item>
              <text:p text:style-name="P43">More robust to certain image variations </text:p>
            </text:list-item>
          </text:list>
        </text:list-item>
        <text:list-item>
          <text:p text:style-name="P43"><text:span text:style-name="Strong_20_Emphasis">Attention Visualization</text:span>: I visualized attention maps from the ViT model, showing how it focuses on discriminative regions of the images. These visualizations revealed that the ViT learns to attend to object-specific features rather than background elements. </text:p>
        </text:list-item>
        <text:list-item>
          <text:p text:style-name="P42"><text:span text:style-name="Strong_20_Emphasis">Error Analysis</text:span>: Both models showed similar confusion patterns, frequently misclassifying between similar categories like "cat" and "dog", or "automobile" and "truck". </text:p>
        </text:list-item>
      </text:list>
      <text:h text:style-name="Heading_20_3" text:outline-level="3">4.7 Conclusion and Discussion</text:h>
      <text:p text:style-name="Text_20_body">The comparison between CNN and Vision Transformer models reveals several important insights:</text:p>
      <text:list text:style-name="L22">
        <text:list-item>
          <text:p text:style-name="P45"><text:span text:style-name="Strong_20_Emphasis">Scale Matters</text:span>: The ViT architecture shows its full potential when pre-trained on large datasets and fine-tuned on smaller ones. </text:p>
        </text:list-item>
        <text:list-item>
          <text:p text:style-name="P45"><text:span text:style-name="Strong_20_Emphasis">Inductive Bias</text:span>: CNNs have a strong inductive bias toward spatial locality, which helps when training data is limited. ViTs must learn these relationships from data. </text:p>
        </text:list-item>
        <text:list-item>
          <text:p text:style-name="P45"><text:span text:style-name="Strong_20_Emphasis">Computational Efficiency</text:span>: CNNs remain more efficient for smaller datasets, while ViTs scale better with increasing data and model size. </text:p>
        </text:list-item>
        <text:list-item>
          <text:p text:style-name="P44"><text:span text:style-name="Strong_20_Emphasis">Transfer Learning</text:span>: Pre-trained ViTs demonstrate superior transfer learning capabilities compared to CNNs when fine-tuned on CIFAR-10. </text:p>
        </text:list-item>
      </text:list>
      <text:p text:style-name="Text_20_body">The study suggests that hybrid approaches combining the strengths of both architectures may be promising for future research.</text:p>
      <text:h text:style-name="Heading_20_2" text:outline-level="2">Final Considerations</text:h>
      <text:p text:style-name="Text_20_body">Throughout this assignment, I explored several state-of-the-art generative and discriminative models across different tasks. Key lessons learned include:</text:p>
      <text:list text:style-name="L23">
        <text:list-item>
          <text:p text:style-name="P47">The importance of proper data preparation and augmentation </text:p>
        </text:list-item>
        <text:list-item>
          <text:p text:style-name="P47">The need for careful hyperparameter tuning and training stability monitoring </text:p>
        </text:list-item>
        <text:list-item>
          <text:p text:style-name="P47">The trade-offs between different architectural choices </text:p>
        </text:list-item>
        <text:list-item>
          <text:p text:style-name="P46">The value of quantitative metrics combined with qualitative analysis </text:p>
        </text:list-item>
      </text:list>
      <text:p text:style-name="Text_20_body">These experiments provide valuable insights into the strengths and limitations of modern deep learning architectures for various computer vision and natural language processing task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23:48:27.564194873</meta:creation-date>
    <dc:date>2025-04-16T23:53:44.377836987</dc:date>
    <meta:editing-duration>PT5M20S</meta:editing-duration>
    <meta:editing-cycles>1</meta:editing-cycles>
    <meta:generator>LibreOffice/24.2.7.2$Linux_X86_64 LibreOffice_project/420$Build-2</meta:generator>
    <meta:document-statistic meta:table-count="3" meta:image-count="0" meta:object-count="0" meta:page-count="7" meta:paragraph-count="211" meta:word-count="2159" meta:character-count="14641" meta:non-whitespace-character-count="12696"/>
  </office:meta>
</office:document-meta>
</file>